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8743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09364b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09364b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9364b"/>
    </style:style>
    <style:style style:name="P5" style:family="paragraph" style:parent-style-name="Standard">
      <style:paragraph-properties fo:text-align="start" style:justify-single-word="false"/>
      <style:text-properties style:font-name="Arial Rounded MT Bold" fo:font-size="10pt" officeooo:paragraph-rsid="0009364b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9364b" style:font-size-asian="8.75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a4c0a" officeooo:paragraph-rsid="000a4c0a" style:font-size-asian="8.75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a4c0a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0a4c0a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0a4c0a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a4c0a"/>
    </style:style>
    <style:style style:name="P12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normal" officeooo:paragraph-rsid="000a4c0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normal" officeooo:rsid="000a4c0a" officeooo:paragraph-rsid="000a4c0a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0a4c0a" officeooo:paragraph-rsid="000a4c0a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officeooo:paragraph-rsid="000a4c0a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b39ca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a4c0a" officeooo:paragraph-rsid="000b39ca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b39ca" officeooo:paragraph-rsid="000b39ca" style:font-size-asian="8.75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0b39ca" style:font-size-asian="8.75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0b39ca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0b39ca"/>
    </style:style>
    <style:style style:name="P22" style:family="paragraph" style:parent-style-name="Standard">
      <style:paragraph-properties fo:text-align="start" style:justify-single-word="false"/>
      <style:text-properties officeooo:rsid="000a4c0a" officeooo:paragraph-rsid="000b39ca"/>
    </style:style>
    <style:style style:name="P23" style:family="paragraph" style:parent-style-name="Standard">
      <style:paragraph-properties fo:text-align="start" style:justify-single-word="false"/>
      <style:text-properties style:font-name="Arial Rounded MT Bold" fo:font-size="10pt" officeooo:paragraph-rsid="000b39ca" style:font-size-asian="10pt" style:font-size-complex="10pt"/>
    </style:style>
    <style:style style:name="T1" style:family="text">
      <style:text-properties officeooo:rsid="0018743a"/>
    </style:style>
    <style:style style:name="T2" style:family="text">
      <style:text-properties officeooo:rsid="0009364b"/>
    </style:style>
    <style:style style:name="T3" style:family="text">
      <style:text-properties fo:color="#c9211e" loext:opacity="100%"/>
    </style:style>
    <style:style style:name="T4" style:family="text">
      <style:text-properties officeooo:rsid="0007dd6b"/>
    </style:style>
    <style:style style:name="T5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loext:opacity="100%" officeooo:rsid="0009364b"/>
    </style:style>
    <style:style style:name="T7" style:family="text">
      <style:text-properties fo:color="#ffffff" loext:opacity="100%" fo:font-weight="bold" officeooo:rsid="0018743a" style:font-weight-asian="bold" style:font-weight-complex="bold"/>
    </style:style>
    <style:style style:name="T8" style:family="text">
      <style:text-properties fo:color="#ffffff" loext:opacity="100%" fo:font-weight="bold" officeooo:rsid="0009364b" style:font-weight-asian="bold" style:font-weight-complex="bold"/>
    </style:style>
    <style:style style:name="T9" style:family="text">
      <style:text-properties fo:color="#c9211e" loext:opacity="100%" fo:font-style="italic" style:font-style-asian="italic" style:font-style-complex="italic"/>
    </style:style>
    <style:style style:name="T10" style:family="text">
      <style:text-properties fo:color="#c9211e" loext:opacity="100%" style:font-name="Arial Rounded MT Bold" fo:font-size="10pt" fo:font-style="italic" fo:font-weight="bold" officeooo:rsid="00064c71" style:font-size-asian="8.75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c9211e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2" style:family="text">
      <style:text-properties fo:color="#ffffff" loext:opacity="100%" style:font-name="Arial Rounded MT Bold" fo:font-size="10pt" fo:font-weight="bold" officeooo:rsid="0018743a" style:font-size-asian="10pt" style:font-weight-asian="bold" style:font-size-complex="10pt" style:font-weight-complex="bold"/>
    </style:style>
    <style:style style:name="T13" style:family="text">
      <style:text-properties officeooo:rsid="000a4c0a"/>
    </style:style>
    <style:style style:name="T14" style:family="text">
      <style:text-properties fo:color="#ffffff" loext:opacity="100%" officeooo:rsid="000a4c0a"/>
    </style:style>
    <style:style style:name="T15" style:family="text">
      <style:text-properties fo:color="#ffffff" loext:opacity="100%" fo:font-weight="bold" officeooo:rsid="000a4c0a" style:font-weight-asian="bold" style:font-weight-complex="bold"/>
    </style:style>
    <style:style style:name="T16" style:family="text">
      <style:text-properties officeooo:rsid="000b39ca"/>
    </style:style>
    <style:style style:name="T17" style:family="text">
      <style:text-properties fo:color="#ffffff" loext:opacity="100%" officeooo:rsid="000b39ca"/>
    </style:style>
    <style:style style:name="T18" style:family="text">
      <style:text-properties fo:color="#ffffff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PRÁCTICA – <text:span text:style-name="T1">4</text:span>) <text:span text:style-name="T2">BIBLIOTECA </text:span></text:p>
      <text:p text:style-name="P1"/>
      <text:p text:style-name="P2"><text:span text:style-name="T3">Rol de usuario</text:span>: <text:span text:style-name="T2">Bibliotecaria, </text:span><text:span text:style-name="T1"><text:s/></text:span></text:p>
      <text:p text:style-name="P2"><text:span text:style-name="T3">HU</text:span>: <text:span text:style-name="T2">Asociar Alumno</text:span>, <text:span text:style-name="T2">Prestar</text:span><text:span text:style-name="T4"> </text:span><text:span text:style-name="T2">Libro, Retornar Libro</text:span></text:p>
      <text:p text:style-name="P2"/>
      <text:p text:style-name="P2"/>
      <text:p text:style-name="P2"><text:span text:style-name="T5">ID:</text:span><text:span text:style-name="T3"> </text:span><text:span text:style-name="T6">Asociar</text:span><text:span text:style-name="T7"> </text:span><text:span text:style-name="T8">Alumno</text:span></text:p>
      <text:p text:style-name="P3"><text:span text:style-name="T9">Título: </text:span>Como <text:span text:style-name="T2">Bibliotecaria</text:span> <text:span text:style-name="T1">quiero </text:span><text:span text:style-name="T2">asociar a un alumno de la escuela</text:span></text:p>
      <text:p text:style-name="P4"><text:span text:style-name="T10">Reglas de Negocio:</text:span><text:span text:style-name="T11"> </text:span><text:span text:style-name="T12">-</text:span></text:p>
      <text:p text:style-name="P5"/>
      <text:p text:style-name="P6">Escenario 1: <text:span text:style-name="T2">Asociación</text:span> exitos<text:span text:style-name="T2">a</text:span></text:p>
      <text:p text:style-name="P7">Dado el alumno con DNI “45913234” se encuentra en el sistema como alumno de la escuela</text:p>
      <text:p text:style-name="P7">Cuando se ingresa el DNI “4591234” y se presiona “Asociar Alumno”</text:p>
      <text:p text:style-name="P7">Entonces el sistema registra el nuevo socio, informa operación exitosa y <text:s/>se le otorga <text:s/>al alumno un carnet correspondiente número de socio.</text:p>
      <text:p text:style-name="P7"/>
      <text:p text:style-name="P8">Escenario <text:span text:style-name="T13">2</text:span>: <text:span text:style-name="T2">Asociación</text:span> <text:span text:style-name="T13">fallida</text:span></text:p>
      <text:p text:style-name="P7">Dado el alumno con DNI “47539573” no se encuentra en el sistema como alumno de la escuela</text:p>
      <text:p text:style-name="P7">Cuando se ingresa el DNI “47539573” y se presiona “Asociar Alumno”</text:p>
      <text:p text:style-name="P7">Entonces el sistema informa operación exitosa.</text:p>
      <text:p text:style-name="P7"/>
      <text:p text:style-name="P9"><text:span text:style-name="T5">ID:</text:span><text:span text:style-name="T3"> </text:span><text:span text:style-name="T14">Prestar</text:span><text:span text:style-name="T7"> </text:span><text:span text:style-name="T15">Libro</text:span></text:p>
      <text:p text:style-name="P10"><text:span text:style-name="T9">Título: </text:span>Como <text:span text:style-name="T2">Bibliotecaria</text:span> <text:span text:style-name="T1">quiero </text:span><text:span text:style-name="T13">realizar el préstamo de un libro a un socio.</text:span></text:p>
      <text:p text:style-name="P11"><text:span text:style-name="T10">Reglas de Negocio:</text:span><text:span text:style-name="T11"> </text:span></text:p>
      <text:p text:style-name="P12"><text:span text:style-name="T13">L</text:span>os préstamos se realizan exclusivamente a socios habilitados.</text:p>
      <text:p text:style-name="P13">Los socios no deben poseer más de tres préstamos vigentes.</text:p>
      <text:p text:style-name="P13">Los socios no deben tener préstamos vencidos.</text:p>
      <text:p text:style-name="P14"/>
      <text:p text:style-name="P11"><text:tab/><text:tab/><text:tab/></text:p>
      <text:p text:style-name="P15"/>
      <text:p text:style-name="P8">Escenario 1: <text:span text:style-name="T13">Préstamo</text:span> exitos<text:span text:style-name="T13">o</text:span></text:p>
      <text:p text:style-name="P7">Dado el socio “384346” se encuentra habilitado, posee “1” préstamo vigente, no tiene préstamos vencidos y el libro se encuentra en buen estado.</text:p>
      <text:p text:style-name="P7">Cuando se ingresa el número de socio “384346 “ y se presiona “Realizar Préstamo”</text:p>
      <text:p text:style-name="P7">Entonces el sistema registra el <text:span text:style-name="T16">préstamo del libro e informa operación exitosa.</text:span></text:p>
      <text:p text:style-name="P7"/>
      <text:p text:style-name="P16">Escenario <text:span text:style-name="T16">2:</text:span> <text:span text:style-name="T13">Préstamo</text:span> <text:span text:style-name="T16">fallido por socio inhabilitado</text:span></text:p>
      <text:p text:style-name="P17">Dado el socio “<text:span text:style-name="T16">777777</text:span>” se encuentra <text:span text:style-name="T16">in</text:span>habilitado</text:p>
      <text:p text:style-name="P17">Cuando se ingresa el número de socio “<text:span text:style-name="T16">777777</text:span> “ y se presiona “Realizar Préstamo”</text:p>
      <text:p text:style-name="P17">Entonces el sistema <text:span text:style-name="T16">informa un error por socio inhabilitado.</text:span></text:p>
      <text:p text:style-name="P18"/>
      <text:p text:style-name="P16">Escenario <text:span text:style-name="T16">3:</text:span> <text:span text:style-name="T13">Préstamo</text:span> <text:span text:style-name="T16">fallido por poseer más de tres préstamos vigentes</text:span></text:p>
      <text:p text:style-name="P17">Dado el socio “384346” se encuentra habilitado, posee “<text:span text:style-name="T16">4</text:span>” préstamo<text:span text:style-name="T16">s</text:span> vigente<text:span text:style-name="T16">s</text:span>, no tiene préstamos vencidos y el libro se encuentra en buen estado.</text:p>
      <text:p text:style-name="P17">Cuando se ingresa el número de socio “384346 “ y se presiona “Realizar Préstamo”</text:p>
      <text:p text:style-name="P17">Entonces el sistema <text:span text:style-name="T16">informa un error por poseer más préstamos vigentes que el límite establecido.</text:span></text:p>
      <text:p text:style-name="P17"/>
      <text:p text:style-name="P16">Escenario <text:span text:style-name="T16">4</text:span>: <text:span text:style-name="T13">Préstamo</text:span> <text:span text:style-name="T16">fallido por tener préstamo vencido</text:span></text:p>
      <text:p text:style-name="P17">Dado el socio “384346” se encuentra habilitado, posee “1” préstamo vigente, tiene “<text:span text:style-name="T16">1” </text:span>préstamo vencido y el libro se encuentra en buen estado.</text:p>
      <text:p text:style-name="P17">Cuando se ingresa el número de socio “384346 “ y se presiona “Realizar Préstamo”</text:p>
      <text:p text:style-name="P17">Entonces el sistema <text:span text:style-name="T16">informa un error por poseer un préstamo vencido.</text:span></text:p>
      <text:p text:style-name="P17"/>
      <text:p text:style-name="P16">Escenario <text:span text:style-name="T16">5</text:span>: <text:span text:style-name="T13">Préstamo</text:span> <text:span text:style-name="T16">fallido por libro en mal estado</text:span></text:p>
      <text:p text:style-name="P17">Dado el socio “384346” se encuentra habilitado, posee “1” préstamo vigente, no tiene préstamos vencidos y el libro se encuentra <text:span text:style-name="T16">deteriorado</text:span>.</text:p>
      <text:p text:style-name="P17">Cuando se ingresa el número de socio “384346 “ y se presiona “Realizar Préstamo”</text:p>
      <text:p text:style-name="P17"><text:soft-page-break/>Entonces el sistema <text:span text:style-name="T16">informa un error porque el libro a prestar se encuentra deteriorado.</text:span></text:p>
      <text:p text:style-name="P17"/>
      <text:p text:style-name="P19"><text:span text:style-name="T5">ID:</text:span><text:span text:style-name="T3"> </text:span><text:span text:style-name="T17">Retornar</text:span><text:span text:style-name="T7"> </text:span><text:span text:style-name="T15">Libro</text:span></text:p>
      <text:p text:style-name="P20"><text:span text:style-name="T9">Título: </text:span>Como <text:span text:style-name="T2">Bibliotecaria</text:span> <text:span text:style-name="T1">quiero </text:span><text:span text:style-name="T16">registrar</text:span><text:span text:style-name="T13"> el </text:span><text:span text:style-name="T16">retorno</text:span><text:span text:style-name="T13"> de un libro </text:span><text:span text:style-name="T16">prestado a un socio</text:span><text:span text:style-name="T13">.</text:span></text:p>
      <text:p text:style-name="P21"><text:span text:style-name="T10">Reglas de Negocio:</text:span><text:span text:style-name="T11"> </text:span><text:span text:style-name="T18">-</text:span></text:p>
      <text:p text:style-name="P22"/>
      <text:p text:style-name="P21"><text:tab/><text:tab/><text:tab/></text:p>
      <text:p text:style-name="P23"/>
      <text:p text:style-name="P16">Escenario 1: <text:span text:style-name="T16">Retorno</text:span> exitos<text:span text:style-name="T13">o</text:span></text:p>
      <text:p text:style-name="P17">Dado el <text:span text:style-name="T16">libro “XXXXX” no se encuentra vencido</text:span></text:p>
      <text:p text:style-name="P17">Cuando se ingresa el <text:span text:style-name="T16">libro “XXXXX</text:span>“ y se presiona “<text:span text:style-name="T16">Retornar</text:span> <text:span text:style-name="T16">Libro</text:span>”</text:p>
      <text:p text:style-name="P17">Entonces el sistema registra <text:span text:style-name="T16">la devolución del libro e informa operación exitosa.</text:span></text:p>
      <text:p text:style-name="P17"/>
      <text:p text:style-name="P16">Escenario <text:span text:style-name="T16">2</text:span>: <text:span text:style-name="T16">Retorno</text:span> <text:span text:style-name="T16">fallido por préstamo vencido</text:span></text:p>
      <text:p text:style-name="P17">Dado el <text:span text:style-name="T16">libro “AAAA” se encuentra vencido</text:span></text:p>
      <text:p text:style-name="P17">Cuando se ingresa el <text:span text:style-name="T16">libro “AAAA</text:span>“ y se presiona “<text:span text:style-name="T16">Retornar</text:span> <text:span text:style-name="T16">Libro</text:span>”</text:p>
      <text:p text:style-name="P17">Entonces el sistema <text:span text:style-name="T16">informa error porque el libro se encuentra vencido y se suspende al socio con 15 días de no poder solicitar nuevos préstamos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8T12:28:40.418321600</meta:creation-date>
    <dc:date>2025-08-28T13:03:35.113540500</dc:date>
    <meta:editing-duration>PT13M7S</meta:editing-duration>
    <meta:editing-cycles>1</meta:editing-cycles>
    <meta:document-statistic meta:table-count="0" meta:image-count="0" meta:object-count="0" meta:page-count="2" meta:paragraph-count="53" meta:word-count="541" meta:character-count="3369" meta:non-whitespace-character-count="2865"/>
    <meta:generator>LibreOffice/25.2.4.3$Windows_X86_64 LibreOffice_project/33e196637044ead23f5c3226cde09b47731f7e27</meta:generator>
  </office:meta>
</office:document-meta>
</file>